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cd1" officeooo:paragraph-rsid="001e2cd1"/>
    </style:style>
    <style:style style:name="P2" style:family="paragraph" style:parent-style-name="Standard">
      <style:text-properties officeooo:paragraph-rsid="001e2cd1"/>
    </style:style>
    <style:style style:name="P3" style:family="paragraph" style:parent-style-name="Standard">
      <style:text-properties officeooo:rsid="001f5811" officeooo:paragraph-rsid="001f5811"/>
    </style:style>
    <style:style style:name="P4" style:family="paragraph" style:parent-style-name="Standard">
      <style:text-properties officeooo:rsid="00208243" officeooo:paragraph-rsid="00208243"/>
    </style:style>
    <style:style style:name="P5" style:family="paragraph" style:parent-style-name="Standard">
      <style:paragraph-properties style:writing-mode="lr-tb"/>
      <style:text-properties officeooo:rsid="00208243" officeooo:paragraph-rsid="00208243"/>
    </style:style>
    <style:style style:name="P6" style:family="paragraph" style:parent-style-name="Standard">
      <style:text-properties officeooo:paragraph-rsid="00208243"/>
    </style:style>
    <style:style style:name="P7" style:family="paragraph" style:parent-style-name="Standard">
      <style:text-properties officeooo:rsid="002245a4" officeooo:paragraph-rsid="002245a4"/>
    </style:style>
    <style:style style:name="P8" style:family="paragraph" style:parent-style-name="Standard">
      <style:text-properties officeooo:rsid="0022b2f8" officeooo:paragraph-rsid="0022b2f8"/>
    </style:style>
    <style:style style:name="P9" style:family="paragraph" style:parent-style-name="Standard">
      <style:text-properties officeooo:paragraph-rsid="0022b2f8"/>
    </style:style>
    <style:style style:name="P10" style:family="paragraph" style:parent-style-name="Standard">
      <style:text-properties officeooo:rsid="00246977" officeooo:paragraph-rsid="00246977"/>
    </style:style>
    <style:style style:name="P11" style:family="paragraph" style:parent-style-name="Standard">
      <style:text-properties officeooo:rsid="002657c6" officeooo:paragraph-rsid="002657c6"/>
    </style:style>
    <style:style style:name="P12" style:family="paragraph" style:parent-style-name="Standard">
      <style:paragraph-properties style:writing-mode="lr-tb"/>
      <style:text-properties officeooo:rsid="002657c6" officeooo:paragraph-rsid="002657c6"/>
    </style:style>
    <style:style style:name="P13" style:family="paragraph" style:parent-style-name="Standard">
      <style:text-properties officeooo:paragraph-rsid="002657c6"/>
    </style:style>
    <style:style style:name="P14" style:family="paragraph" style:parent-style-name="Standard">
      <style:text-properties officeooo:rsid="00281d1c" officeooo:paragraph-rsid="00281d1c"/>
    </style:style>
    <style:style style:name="P15" style:family="paragraph" style:parent-style-name="Standard">
      <style:text-properties officeooo:rsid="0028ed4b" officeooo:paragraph-rsid="0028ed4b"/>
    </style:style>
    <style:style style:name="P16" style:family="paragraph" style:parent-style-name="Standard">
      <style:text-properties officeooo:rsid="002aa3f6" officeooo:paragraph-rsid="002aa3f6"/>
    </style:style>
    <style:style style:name="P17" style:family="paragraph" style:parent-style-name="Standard">
      <style:text-properties officeooo:rsid="002b29c3" officeooo:paragraph-rsid="002b29c3"/>
    </style:style>
    <style:style style:name="P18" style:family="paragraph" style:parent-style-name="Standard">
      <style:text-properties officeooo:rsid="002b638d" officeooo:paragraph-rsid="002b638d"/>
    </style:style>
    <style:style style:name="T1" style:family="text">
      <style:text-properties officeooo:rsid="001e2cd1"/>
    </style:style>
    <style:style style:name="T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officeooo:rsid="001f5811"/>
    </style:style>
    <style:style style:name="T4" style:family="text">
      <style:text-properties officeooo:rsid="00208243"/>
    </style:style>
    <style:style style:name="T5" style:family="text">
      <style:text-properties officeooo:rsid="002245a4"/>
    </style:style>
    <style:style style:name="T6" style:family="text">
      <style:text-properties officeooo:rsid="0022b2f8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2b2f8"/>
    </style:style>
    <style:style style:name="T9" style:family="text">
      <style:text-properties fo:language="ru" fo:country="RU" officeooo:rsid="0041a729"/>
    </style:style>
    <style:style style:name="T10" style:family="text">
      <style:text-properties officeooo:rsid="00246977"/>
    </style:style>
    <style:style style:name="T11" style:family="text">
      <style:text-properties officeooo:rsid="002657c6"/>
    </style:style>
    <style:style style:name="T12" style:family="text">
      <style:text-properties officeooo:rsid="00281d1c"/>
    </style:style>
    <style:style style:name="T13" style:family="text">
      <style:text-properties officeooo:rsid="0028ed4b"/>
    </style:style>
    <style:style style:name="T14" style:family="text">
      <style:text-properties officeooo:rsid="002aa3f6"/>
    </style:style>
    <style:style style:name="T15" style:family="text">
      <style:text-properties officeooo:rsid="002b29c3"/>
    </style:style>
    <style:style style:name="T16" style:family="text">
      <style:text-properties officeooo:rsid="002b638d"/>
    </style:style>
    <style:style style:name="T17" style:family="text">
      <style:text-properties officeooo:rsid="002ecf12"/>
    </style:style>
    <style:style style:name="T18" style:family="text">
      <style:text-properties officeooo:rsid="002ee9e0"/>
    </style:style>
    <style:style style:name="T19" style:family="text">
      <style:text-properties officeooo:rsid="002f0731"/>
    </style:style>
    <style:style style:name="T20" style:family="text">
      <style:text-properties officeooo:rsid="002fb944"/>
    </style:style>
    <style:style style:name="T21" style:family="text">
      <style:text-properties officeooo:rsid="0030c293" fo:background-color="#ffff00" loext:char-shading-value="0"/>
    </style:style>
    <style:style style:name="T22" style:family="text">
      <style:text-properties officeooo:rsid="003189f5"/>
    </style:style>
    <style:style style:name="T23" style:family="text">
      <style:text-properties officeooo:rsid="0032e6ea"/>
    </style:style>
    <style:style style:name="T24" style:family="text">
      <style:text-properties officeooo:rsid="0033d72a"/>
    </style:style>
    <style:style style:name="T25" style:family="text">
      <style:text-properties officeooo:rsid="00378d5c"/>
    </style:style>
    <style:style style:name="T26" style:family="text">
      <style:text-properties officeooo:rsid="0037af94"/>
    </style:style>
    <style:style style:name="T27" style:family="text">
      <style:text-properties officeooo:rsid="00394180"/>
    </style:style>
    <style:style style:name="T28" style:family="text">
      <style:text-properties officeooo:rsid="003a2729"/>
    </style:style>
    <style:style style:name="T29" style:family="text">
      <style:text-properties officeooo:rsid="003a6c11"/>
    </style:style>
    <style:style style:name="T30" style:family="text">
      <style:text-properties officeooo:rsid="003be5f4"/>
    </style:style>
    <style:style style:name="T31" style:family="text">
      <style:text-properties officeooo:rsid="003d6653"/>
    </style:style>
    <style:style style:name="T32" style:family="text">
      <style:text-properties officeooo:rsid="003f4e66"/>
    </style:style>
    <style:style style:name="T33" style:family="text">
      <style:text-properties officeooo:rsid="003fa660"/>
    </style:style>
    <style:style style:name="T34" style:family="text">
      <style:text-properties officeooo:rsid="00412e32"/>
    </style:style>
    <style:style style:name="T35" style:family="text">
      <style:text-properties officeooo:rsid="0041a9f1"/>
    </style:style>
    <style:style style:name="T36" style:family="text">
      <style:text-properties officeooo:rsid="0043092a"/>
    </style:style>
    <style:style style:name="T37" style:family="text">
      <style:text-properties officeooo:rsid="0043453f"/>
    </style:style>
    <style:style style:name="T38" style:family="text">
      <style:text-properties officeooo:rsid="0043cd14"/>
    </style:style>
    <style:style style:name="T39" style:family="text">
      <style:text-properties officeooo:rsid="0044b6c2"/>
    </style:style>
    <style:style style:name="T40" style:family="text">
      <style:text-properties officeooo:rsid="0044e9ee"/>
    </style:style>
    <style:style style:name="T41" style:family="text">
      <style:text-properties officeooo:rsid="00466b0d"/>
    </style:style>
    <style:style style:name="T42" style:family="text">
      <style:text-properties officeooo:rsid="0046b3e3"/>
    </style:style>
    <style:style style:name="T43" style:family="text">
      <style:text-properties officeooo:rsid="00479ec6"/>
    </style:style>
    <style:style style:name="T44" style:family="text">
      <style:text-properties officeooo:rsid="0047fcc8"/>
    </style:style>
    <style:style style:name="T45" style:family="text">
      <style:text-properties officeooo:rsid="0049afe0"/>
    </style:style>
    <style:style style:name="T46" style:family="text">
      <style:text-properties officeooo:rsid="004baa46"/>
    </style:style>
    <style:style style:name="T47" style:family="text">
      <style:text-properties officeooo:rsid="004d201f"/>
    </style:style>
    <style:style style:name="T48" style:family="text">
      <style:text-properties officeooo:rsid="004faa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Translate into English.</text:p>
      <text:p text:style-name="Standard"/>
      <text:p text:style-name="Standard">१) यस्मा<text:span text:style-name="T1">त</text:span> <text:span text:style-name="T1">पु</text:span>रा<text:span text:style-name="T1">त्</text:span> <text:span text:style-name="T1">स</text:span>र्वे ते कुमारा<text:span text:style-name="T1">ः</text:span> आगच्छ<text:span text:style-name="T17">न् </text:span><text:s/><text:span text:style-name="T1">त</text:span>स्मि<text:span text:style-name="T1">न्</text:span> <text:span text:style-name="T1">व</text:span>स्तुम<text:span text:style-name="T1">्</text:span> <text:span text:style-name="T1">इ</text:span>च्छामि ।</text:p>
      <text:p text:style-name="P1">Из которого города все те юноши приехали, в том жить хочу.</text:p>
      <text:p text:style-name="Standard"/>
      <text:p text:style-name="Standard">२) या<text:span text:style-name="T1">न्</text:span> <text:span text:style-name="T1">क्ष</text:span>त्रियान <text:bookmark-start text:name="__DdeLink__9710_3870421888"/><text:span text:style-name="T1">अ</text:span>पद्रव<text:bookmark-end text:name="__DdeLink__9710_3870421888"/>म<text:span text:style-name="T1">ा</text:span>णान् <text:span text:style-name="T1">प</text:span>श्यसि ता<text:span text:style-name="T1">न्</text:span> <text:span text:style-name="T1">ह</text:span>न्तु<text:span text:style-name="T1">म्</text:span> न <text:bookmark-start text:name="__DdeLink__9712_3870421888"/>शक्ष्या<text:bookmark-end text:name="__DdeLink__9712_3870421888"/>मः ।</text:p>
      <text:p text:style-name="P1">Которых воинов <text:span text:style-name="T18">у</text:span>бег<text:span text:style-name="T19">аю</text:span>щих видишь, тех убить мы не сможем.</text:p>
      <text:p text:style-name="P1"/>
      <text:p text:style-name="P2">३) या<text:span text:style-name="T1">म्</text:span> बाला<text:span text:style-name="T1">म्</text:span> वन<text:span text:style-name="T1">े</text:span> <text:bookmark-start text:name="__DdeLink__9717_3870421888"/>आसी<text:bookmark-end text:name="__DdeLink__9717_3870421888"/>ना<text:span text:style-name="T1">म्</text:span> नर<text:span text:style-name="T1">ः</text:span> <text:span text:style-name="T1">अ</text:span>पश्य<text:span text:style-name="T1">त्</text:span> <text:span text:style-name="T1">त</text:span>स्या<text:span text:style-name="T20">ै</text:span><text:span text:style-name="T1">(</text:span><text:span text:style-name="T21">Dat</text:span><text:span text:style-name="T1">)</text:span> अन्नम<text:span text:style-name="T1">्</text:span> <text:span text:style-name="T1">अ</text:span><text:bookmark-start text:name="__DdeLink__9723_3870421888"/>ददा<text:bookmark-end text:name="__DdeLink__9723_3870421888"/>त् <text:span text:style-name="T1">(</text:span><text:span text:style-name="T2">(‘to’: + Dat, Gen or Loc)</text:span><text:span text:style-name="T1">)</text:span>।</text:p>
      <text:p text:style-name="P1">Которую девочку в лесу cидящую человек увидел, той еду дал.</text:p>
      <text:p text:style-name="P1"/>
      <text:p text:style-name="Standard">४) याव<text:span text:style-name="T3">त्</text:span> <text:span text:style-name="T3">सू</text:span>र्य<text:span text:style-name="T3">म्</text:span> द्योतमान<text:span text:style-name="T3">म्</text:span> <text:span text:style-name="T3">ई</text:span>क्षे ताव<text:span text:style-name="T3">त्</text:span> <text:span text:style-name="T3">स्म</text:span>ये ।</text:p>
      <text:p text:style-name="P3">пока на солнце сияющее смотрю, <text:span text:style-name="T22">до тех </text:span><text:span text:style-name="T23">пор </text:span>улыбаюсь. </text:p>
      <text:p text:style-name="P3"/>
      <text:p text:style-name="Standard">५) कुत्र ते कुमारा । अत्र नगर्या<text:span text:style-name="T4">म्</text:span> न सन्त<text:span text:style-name="T4">ि</text:span> <text:span text:style-name="T4">इ</text:span>ति पृष्टा योद्धुम<text:span text:style-name="T4">्</text:span> <text:span text:style-name="T4">अ</text:span>पागच्छन् <text:span text:style-name="T4">इ</text:span>ति नारी द<text:span text:style-name="T4">ुः</text:span>ख<text:span text:style-name="T4">म्</text:span> पुन<text:span text:style-name="T4">ः अ</text:span>ब्रवीत् ।</text:p>
      <text:p text:style-name="P4">Где <text:span text:style-name="T24">те </text:span>юнош<text:span text:style-name="T24">и</text:span>? Здесь в городе их нет – так спрашивае<text:span text:style-name="T25">мая</text:span> – они сражаться ушли – так женщин<text:span text:style-name="T26">а</text:span> печально опять отвечал<text:span text:style-name="T27">а</text:span>.</text:p>
      <text:p text:style-name="Standard"/>
      <text:p text:style-name="Standard">६) य<text:span text:style-name="T4">ः</text:span> य<text:span text:style-name="T4">ः</text:span> जायते स<text:span text:style-name="T4">ः</text:span> मरिष्यति ।</text:p>
      <text:p text:style-name="P5">Всякий кто <text:span text:style-name="T28">рождается</text:span>, тот умрёт.</text:p>
      <text:p text:style-name="P5"/>
      <text:p text:style-name="Standard">७) यत<text:span text:style-name="T4">ः</text:span> युद्धा<text:span text:style-name="T4">त्</text:span> <text:span text:style-name="T4">प्र</text:span>त्यागत<text:span text:style-name="T4">म्</text:span> पुत्र<text:span text:style-name="T4">म्</text:span> पश्यति तत<text:span text:style-name="T4">ः</text:span> हृष्यति।</text:p>
      <text:p text:style-name="P4"><text:span text:style-name="T29">Поскольку</text:span> из битвы <text:span text:style-name="T30">вернувшегося</text:span> сына видит, потому радуется.</text:p>
      <text:p text:style-name="P6"/>
      <text:p text:style-name="Standard">८) कदाचन<text:span text:style-name="T31">(досл - когда-то)</text:span> बाल<text:span text:style-name="T4">ः</text:span> नगरी<text:span text:style-name="T4">म्</text:span> गच्छति तदा तस्मै भोक्तुम<text:span text:style-name="T4">्</text:span> <text:span text:style-name="T4">अ</text:span>न्न<text:span text:style-name="T4">म्</text:span> दीयते ।</text:p>
      <text:p text:style-name="P4">Всегда, когда ребёнок в город идёт, тогда ему поесть еды даёт.</text:p>
      <text:p text:style-name="P4"/>
      <text:p text:style-name="Standard">९) यानि वचनान<text:span text:style-name="T4">ि</text:span> <text:span text:style-name="T4">अ</text:span>शृणव<text:span text:style-name="T4">म्</text:span> तानि स्तौमि ।</text:p>
      <text:p text:style-name="P4">Которые слова услышал, те прославляю.</text:p>
      <text:p text:style-name="P4"/>
      <text:p text:style-name="Standard">१०) कदा चि<text:span text:style-name="T4">त्</text:span> <text:span text:style-name="T4">कम्</text:span> चन वेदविद<text:span text:style-name="T4">म्</text:span> पश्यसि तदा तस्य वचनानि श्रोतुम<text:span text:style-name="T4">्</text:span> <text:bookmark-start text:name="__DdeLink__9752_3870421888"/><text:span text:style-name="T4">अ</text:span>र्हसि<text:bookmark-end text:name="__DdeLink__9752_3870421888"/> ।</text:p>
      <text:p text:style-name="P4">Всякий раз<text:span text:style-name="T32">(यदाकदाचित्)</text:span>, когда какого-нибудь Веды знающего видишь, тогда его слова слушать должен.</text:p>
      <text:p text:style-name="Standard"/>
      <text:p text:style-name="Standard">११) यत्र यत्र मित्राणि तत्र सुखम् ।</text:p>
      <text:p text:style-name="P7">Везде, где друзья там счастье.</text:p>
      <text:p text:style-name="Standard"/>
      <text:p text:style-name="Standard">१२) कतर<text:span text:style-name="T5">ः</text:span> <text:span text:style-name="T5">त</text:span>यो<text:span text:style-name="T5">ः</text:span> <text:span text:style-name="T5">वृ</text:span>क्षयो<text:span text:style-name="T5">ः</text:span> <text:span text:style-name="T5">उत्त</text:span>र<text:span text:style-name="T5">ः</text:span> <text:span text:style-name="T5">अ</text:span>स्ति । य<text:span text:style-name="T5">ः</text:span> उत्तर<text:span text:style-name="T5">ः</text:span> <text:span text:style-name="T5">अ</text:span>स्ति त<text:span text:style-name="T5">म्</text:span> रोहितु<text:span text:style-name="T5">म्</text:span> <text:span text:style-name="T5">इ</text:span>च्छामि ।</text:p>
      <text:p text:style-name="P7">Которое из тех<text:span text:style-name="T33">(двух)</text:span> деревьев <text:span text:style-name="T34">более высокое</text:span>? Которое <text:span text:style-name="T34">выше,</text:span> <text:span text:style-name="T34">на </text:span>то <text:span text:style-name="T34">залезть</text:span> хочу.</text:p>
      <text:p text:style-name="Standard"/>
      <text:p text:style-name="Standard">While You are Well</text:p>
      <text:p text:style-name="Standard"/>
      <text:p text:style-name="Standard">याव<text:span text:style-name="T6">त्</text:span> <text:span text:style-name="T6">स्व</text:span>स्थम<text:span text:style-name="T6">्</text:span> <text:span text:style-name="T6">इ</text:span>द<text:span text:style-name="T6">म्</text:span> शरीरम<text:span text:style-name="T6">्</text:span> <text:span text:style-name="T6">अ</text:span>रुज<text:span text:style-name="T6">म्</text:span> याव<text:span text:style-name="T6">त्</text:span> <text:span text:style-name="T6">ज</text:span>रा दूरत<text:span text:style-name="T6">ः</text:span></text:p>
      <text:p text:style-name="P8">Пока здровое это тело <text:span text:style-name="T35">без болезней,</text:span> пока старость далеко</text:p>
      <text:p text:style-name="Standard">याव<text:span text:style-name="T6">त्</text:span> <text:span text:style-name="T6">च इ</text:span>न्द्रियशक्ति<text:span text:style-name="T6">ः</text:span> <text:span text:style-name="T6">अ</text:span>प्रतिहता याव<text:span text:style-name="T6">त्</text:span> <text:span text:style-name="T6">क्ष</text:span>य<text:span text:style-name="T6">ः</text:span> न <text:span text:style-name="T6">अ</text:span>युषः ।</text:p>
      <text:p text:style-name="P9"><text:span text:style-name="T6">и пока органов чувств сила </text:span><text:span text:style-name="T7">беспрепятственн</text:span><text:span text:style-name="T8">а пока — нет жизни </text:span><text:span text:style-name="T9">упадка.</text:span><text:span text:style-name="T8"> </text:span></text:p>
      <text:p text:style-name="Standard">आत्मश्रेयसि ताव<text:span text:style-name="T6">त्</text:span> <text:span text:style-name="T6">ए</text:span>व विद<text:span text:style-name="T6">ुषा</text:span> <text:s/>कार्यः प्रयत्न<text:span text:style-name="T6">ः</text:span> महान्</text:p>
      <text:p text:style-name="P8"><text:span text:style-name="T36">в</text:span> личном счастье <text:span text:style-name="T36">до тех пор </text:span>мудрым человеком усилие должно быть предпринято великое <text:span text:style-name="T36">усилие</text:span></text:p>
      <text:p text:style-name="Standard">संदीप्ते भवने तु कूपखनन<text:span text:style-name="T6">म्</text:span> प्रत्युद्यमः कीदृशः ॥</text:p>
      <text:p text:style-name="P9"><text:soft-page-break/><text:span text:style-name="T6">когда дом </text:span><text:span text:style-name="T36">пламенем охвачен,</text:span><text:span text:style-name="T6"> колодца копание </text:span><text:span text:style-name="T7">контрмера </text:span><text:span text:style-name="T8">какая?</text:span><text:span text:style-name="T6"> </text:span></text:p>
      <text:p text:style-name="Standard"/>
      <text:p text:style-name="Standard">When Should One Decide to Fight?</text:p>
      <text:p text:style-name="Standard"/>
      <text:p text:style-name="Standard">यत्र <text:span text:style-name="T10">अ</text:span>युद्धे ध्रुव<text:span text:style-name="T10">ः</text:span> नाश<text:span text:style-name="T10">ः</text:span> युद्धे जीवित-स<text:span text:style-name="T10">ं</text:span>शयः ।</text:p>
      <text:p text:style-name="P10">Где без битвы неизбежная гибель, в битве – возможность выживания </text:p>
      <text:p text:style-name="Standard">तम<text:span text:style-name="T10">्</text:span> <text:span text:style-name="T10">ए</text:span>व काल<text:span text:style-name="T10">म्</text:span> युद्धस्य प्रवदन्ति मनीषिणः ॥</text:p>
      <text:p text:style-name="P10">то <text:span text:style-name="T37">именно</text:span> <text:span text:style-name="T37">то </text:span>время битвы провозглашают мудрые.</text:p>
      <text:p text:style-name="Standard"/>
      <text:p text:style-name="Standard"/>
      <text:p text:style-name="Standard">A Description of the Island Sudarśana</text:p>
      <text:p text:style-name="Standard"/>
      <text:p text:style-name="Standard">सुदर्शन<text:span text:style-name="T11">म्</text:span> प्रवक्ष्यामि द्वीप<text:span text:style-name="T11">म्</text:span> ते कुरुनन्दन ।</text:p>
      <text:p text:style-name="P12">О Сударшана расскажу острове тебе, О Восторг дома Куру</text:p>
      <text:p text:style-name="Standard">परिमण्डल<text:span text:style-name="T11">ः</text:span> महाराज द्वीप<text:span text:style-name="T11">ः</text:span> <text:span text:style-name="T11">अ</text:span>सौ चक्र-संस्थितः ॥ १३ ॥</text:p>
      <text:p text:style-name="P11">Круглый, о великий царь, остров, в форме колеса <text:s/></text:p>
      <text:p text:style-name="Standard">नदी-जल-प्रतिच्छन्नः पर्वतै<text:span text:style-name="T11">ः च अ</text:span>भ्र-संनिभैः ।</text:p>
      <text:p text:style-name="P11">Речными водами покрытый и горами, облакам подобными</text:p>
      <text:p text:style-name="P13">पुरै<text:span text:style-name="T11">ः</text:span> <text:span text:style-name="T11">च</text:span> <text:bookmark-start text:name="__DdeLink__2467_3924958822"/>विविध<text:bookmark-end text:name="__DdeLink__2467_3924958822"/>-<text:span text:style-name="T11">आ</text:span>कारै<text:span text:style-name="T11">ः</text:span> रम्यै<text:span text:style-name="T11">ः</text:span> <text:span text:style-name="T11">जन-</text:span>पदै<text:span text:style-name="T11">ः</text:span> <text:bookmark-start text:name="__DdeLink__2471_3924958822"/><text:span text:style-name="T11">त</text:span>था<text:bookmark-end text:name="__DdeLink__2471_3924958822"/> ॥ १४ ॥</text:p>
      <text:p text:style-name="P11">И городами с различными формами приятными селениями </text:p>
      <text:p text:style-name="Standard">वृक्षैः पुष्प-फल-<text:span text:style-name="T11">उ</text:span>पेत<text:span text:style-name="T11">ैः</text:span> संपन्न-धन-धान्य-वान् ।</text:p>
      <text:p text:style-name="P11">С деревьями цветами и плодами богатыми, <text:span text:style-name="T37">обладающий превосходным </text:span>богатством и зерном</text:p>
      <text:p text:style-name="Standard">लवणेन समुद्रेण सम<text:span text:style-name="T12">्-अ</text:span>न्तात् <text:span text:style-name="T12">प</text:span>रिवारितः ॥ १५ ॥</text:p>
      <text:p text:style-name="P14">Солёным океаном со всех сторон окружённый</text:p>
      <text:p text:style-name="Standard">यथा हि पुरुषः पश्ये<text:span text:style-name="T13">त्</text:span> <text:span text:style-name="T13">आ</text:span>दर्शे मुखम<text:span text:style-name="T13">्</text:span> <text:span text:style-name="T13">आ</text:span>त्मनः ।</text:p>
      <text:p text:style-name="P15">Ведь как человек видит в зеркале лицо своё</text:p>
      <text:p text:style-name="Standard">एव<text:span text:style-name="T13">म्</text:span> सुदर्शन-द्वीप<text:span text:style-name="T13">ः</text:span> दृश्यते चन्द्र-मण्डले ॥ १६ ॥</text:p>
      <text:p text:style-name="P15">Так Сударшана остров видится на Луны диске.</text:p>
      <text:p text:style-name="P17"/>
      <text:p text:style-name="P17"/>
      <text:p text:style-name="Standard">Unrequited Love</text:p>
      <text:p text:style-name="Standard"/>
      <text:p text:style-name="Standard">या<text:span text:style-name="T14">म्</text:span> चिन्तयामि सतत<text:span text:style-name="T14">म्</text:span> मयि सा विरक्ता <text:span text:style-name="T38">(объект чуств – местный падеж)</text:span></text:p>
      <text:p text:style-name="P16">О которой думаю постоянно, ко мне она безразлична</text:p>
      <text:p text:style-name="Standard">सा <text:bookmark-start text:name="__DdeLink__4810_3924958822"/><text:span text:style-name="T14">अ</text:span>प<text:span text:style-name="T14">ि</text:span><text:bookmark-end text:name="__DdeLink__4810_3924958822"/> <text:span text:style-name="T14">अ</text:span>न्यम<text:span text:style-name="T14">्</text:span> <text:span text:style-name="T14">इ</text:span>च्छति जन<text:span text:style-name="T14">म्</text:span> स<text:span text:style-name="T14">ः</text:span> जन<text:span text:style-name="T14">ः</text:span> <text:span text:style-name="T14">अ</text:span>न्य-सक्तः ।</text:p>
      <text:p text:style-name="P16">Она также другого хочет человека, он человек другой предан</text:p>
      <text:p text:style-name="Standard">अस्म<text:span text:style-name="T14">त्-कृ</text:span>ते <text:span text:style-name="T14">अ</text:span>पि परितुष्यति का-<text:bookmark-start text:name="__DdeLink__4816_3924958822"/>चि<text:span text:style-name="T14">त् अ</text:span>न्या<text:bookmark-end text:name="__DdeLink__4816_3924958822"/></text:p>
      <text:p text:style-name="P16">Меня же любит какая-то другая</text:p>
      <text:p text:style-name="Standard">धि<text:span text:style-name="T39">क् ता</text:span><text:span text:style-name="T14">म्</text:span> च त<text:span text:style-name="T14">म्</text:span> च मदन<text:span text:style-name="T14">म्</text:span> च इमा<text:span text:style-name="T14">म्</text:span> च मा<text:span text:style-name="T14">म्</text:span> च ॥</text:p>
      <text:p text:style-name="P16"><text:span text:style-name="T40">Фу её, </text:span>его побрал и любовь и её и меня</text:p>
      <text:p text:style-name="Standard"/>
      <text:p text:style-name="Standard"/>
      <text:p text:style-name="Standard"/>
      <text:p text:style-name="Standard">A Woman’s Influence</text:p>
      <text:p text:style-name="Standard"/>
      <text:p text:style-name="Standard">य<text:span text:style-name="T15">ः</text:span> न गुरुभि<text:span text:style-name="T15">ः</text:span> <text:span text:style-name="T15">न</text:span> मित्रै<text:span text:style-name="T15">ः न</text:span> विवेकेन <text:bookmark-start text:name="__DdeLink__4826_3924958822"/><text:span text:style-name="T15">अ</text:span>पि<text:bookmark-end text:name="__DdeLink__4826_3924958822"/> न <text:span text:style-name="T15">ए</text:span>व रिपुहसितैः ।</text:p>
      <text:p text:style-name="P17">Тот кто ни <text:span text:style-name="T41">учителями</text:span><text:span text:style-name="T42">(старшими)</text:span>, ни друзьями ни также <text:span text:style-name="T43">разумением</text:span> ни даже не врагов насмешками</text:p>
      <text:p text:style-name="Standard">नियमित-पूर्वः सुन्दरि स<text:span text:style-name="T15">ः</text:span> विनीतत्व<text:span text:style-name="T15">म्</text:span> त्वया नीतः ॥</text:p>
      <text:p text:style-name="P17">не был <text:span text:style-name="T44">обуздан</text:span>, о красавица, он к хорошему поведению, тобой приведён.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A Leopard Cannot Change Its Spots</text:p>
      <text:p text:style-name="Standard"/>
      <text:p text:style-name="Standard">यः स्वभाव<text:span text:style-name="T16">ः</text:span> हि यस्य <text:span text:style-name="T16">अ</text:span>स्ति स<text:span text:style-name="T16">ः</text:span> नित्य<text:span text:style-name="T16">म्</text:span> द<text:span text:style-name="T45">ुर्</text:span>-अतिक्रम<text:span text:style-name="T45">ः</text:span> ।</text:p>
      <text:p text:style-name="P18">Эта ведь природа <text:span text:style-name="T45">кого какая</text:span>, она <text:span text:style-name="T46">обычно</text:span><text:span text:style-name="T45"> </text:span>трудно преодолима </text:p>
      <text:p text:style-name="Standard">श्वा यदि क्रियते राजा त<text:span text:style-name="T16">त्</text:span> <text:span text:style-name="T16">किम्</text:span> न <text:span text:style-name="T16">अ</text:span>श्नात<text:span text:style-name="T16">ि</text:span> <text:span text:style-name="T16">उ</text:span>पानहम् ॥</text:p>
      <text:p text:style-name="P18">Собака <text:span text:style-name="T47">если</text:span> делается царём, она разве <text:span text:style-name="T48">сандали</text:span> не грыёт? 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1:12:20.532268640</meta:creation-date>
    <dc:date>2025-04-18T19:03:15.993074804</dc:date>
    <meta:editing-duration>PT6H56M56S</meta:editing-duration>
    <meta:editing-cycles>47</meta:editing-cycles>
    <meta:generator>LibreOffice/7.4.7.2$Linux_X86_64 LibreOffice_project/40$Build-2</meta:generator>
    <meta:document-statistic meta:table-count="0" meta:image-count="0" meta:object-count="0" meta:page-count="3" meta:paragraph-count="75" meta:word-count="647" meta:character-count="3291" meta:non-whitespace-character-count="2702"/>
  </office:meta>
</office:document-meta>
</file>